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text-properties officeooo:paragraph-rsid="000c17e5"/>
    </style:style>
    <style:style style:name="P2" style:family="paragraph" style:parent-style-name="Text_20_body">
      <style:text-properties officeooo:paragraph-rsid="000d76cc"/>
    </style:style>
    <style:style style:name="P3" style:family="paragraph" style:parent-style-name="Heading_20_1">
      <style:text-properties officeooo:paragraph-rsid="000c17e5"/>
    </style:style>
    <style:style style:name="P4" style:family="paragraph" style:parent-style-name="Heading_20_3">
      <style:text-properties officeooo:paragraph-rsid="000d76cc"/>
    </style:style>
    <style:style style:name="T1" style:family="text">
      <style:text-properties officeooo:rsid="000c17e5"/>
    </style:style>
    <style:style style:name="T2" style:family="text">
      <style:text-properties fo:font-weight="bold" officeooo:rsid="000c17e5"/>
    </style:style>
    <style:style style:name="T3" style:family="text">
      <style:text-properties fo:font-weight="bold" officeooo:rsid="000d76cc"/>
    </style:style>
    <style:style style:name="T4" style:family="text">
      <style:text-properties officeooo:rsid="000d76cc"/>
    </style:style>
    <style:style style:name="T5" style:family="text">
      <style:text-properties fo:font-style="normal" officeooo:rsid="000d76cc" style:font-style-asian="normal" style:font-style-complex="normal"/>
    </style:style>
    <style:style style:name="T6" style:family="text">
      <style:text-properties fo:font-style="normal" fo:font-weight="normal" officeooo:rsid="000d76cc" style:font-style-asian="normal" style:font-weight-asian="normal" style:font-style-complex="normal" style:font-weight-complex="normal"/>
    </style:style>
    <style:style style:name="T7" style:family="text">
      <style:text-properties fo:font-style="italic" fo:font-weight="bold" officeooo:rsid="000d76cc" style:font-style-asian="italic" style:font-weight-asian="bold" style:font-style-complex="italic" style:font-weight-complex="bold"/>
    </style:style>
    <text:list-style style:name="L1">
      <text:list-level-style-bullet text:level="1" text:style-name="Bullet_20_Symbols" text:bullet-char="•">
        <style:list-level-properties text:list-level-position-and-space-mode="label-alignment">
          <style:list-level-label-alignment text:label-followed-by="listtab" fo:text-inden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1"><text:span text:style-name="T1">Herramientas Utilizadas</text:span></text:h>
      <text:h text:style-name="Heading_20_3" text:outline-level="3"><text:span text:style-name="T1">Code-Blocks (Desarrollo)</text:span></text:h>
      <text:p text:style-name="Text_20_body"><text:a xlink:type="simple" xlink:href="http://www.codeblocks.org/"><text:span text:style-name="Citation"><text:span text:style-name="T1">www.</text:span></text:span></text:a><text:a xlink:type="simple" xlink:href="http://www.codeblocks.org/"><text:span text:style-name="Citation"><text:span text:style-name="T2">codeblocks</text:span></text:span></text:a><text:a xlink:type="simple" xlink:href="http://www.codeblocks.org/"><text:span text:style-name="Citation"><text:span text:style-name="T1">.org</text:span></text:span></text:a></text:p>
      <text:p text:style-name="P1"><text:span text:style-name="T1">Entorno IDE </text:span><text:span text:style-name="T4">multi-sistema </text:span><text:span text:style-name="T1">para el desarrollo en C/C++. </text:span><text:span text:style-name="T4">Nosotros hemos usado su versión</text:span><text:span text:style-name="T1"> </text:span><text:span text:style-name="T4">para</text:span><text:span text:style-name="T1"> GNU/Linux.</text:span></text:p>
      <text:h text:style-name="Heading_20_3" text:outline-level="3"><text:span text:style-name="T1">Visual Studio 2010 (Desarrollo)</text:span></text:h>
      <text:p text:style-name="Text_20_body"><text:a xlink:type="simple" xlink:href="http://www.microsoft.com/visualstudio/esn/products/visual-studio-2010-express"><text:span text:style-name="Citation"><text:span text:style-name="T1">www.microsoft.com/</text:span></text:span></text:a><text:a xlink:type="simple" xlink:href="http://www.microsoft.com/visualstudio/esn/products/visual-studio-2010-express"><text:span text:style-name="Citation"><text:span text:style-name="T2">visualstudio</text:span></text:span></text:a><text:a xlink:type="simple" xlink:href="http://www.microsoft.com/visualstudio/esn/products/visual-studio-2010-express"><text:span text:style-name="Citation"><text:span text:style-name="T1">/esn/products/</text:span></text:span></text:a><text:a xlink:type="simple" xlink:href="http://www.microsoft.com/visualstudio/esn/products/visual-studio-2010-express"><text:span text:style-name="Citation"><text:span text:style-name="T2">visual</text:span></text:span></text:a><text:a xlink:type="simple" xlink:href="http://www.microsoft.com/visualstudio/esn/products/visual-studio-2010-express"><text:span text:style-name="Citation"><text:span text:style-name="T1">-</text:span></text:span></text:a><text:a xlink:type="simple" xlink:href="http://www.microsoft.com/visualstudio/esn/products/visual-studio-2010-express"><text:span text:style-name="Citation"><text:span text:style-name="T2">studio</text:span></text:span></text:a><text:a xlink:type="simple" xlink:href="http://www.microsoft.com/visualstudio/esn/products/visual-studio-2010-express"><text:span text:style-name="Citation"><text:span text:style-name="T1">-</text:span></text:span></text:a><text:a xlink:type="simple" xlink:href="http://www.microsoft.com/visualstudio/esn/products/visual-studio-2010-express"><text:span text:style-name="Citation"><text:span text:style-name="T2">2010</text:span></text:span></text:a><text:a xlink:type="simple" xlink:href="http://www.microsoft.com/visualstudio/esn/products/visual-studio-2010-express"><text:span text:style-name="Citation"><text:span text:style-name="T1">-express</text:span></text:span></text:a></text:p>
      <text:p text:style-name="P1"><text:span text:style-name="T1">Entorno IDE para el desarrollo en C/C++ bajo Windows.</text:span></text:p>
      <text:h text:style-name="Heading_20_3" text:outline-level="3"><text:span text:style-name="T1">GDB (Desarrollo)</text:span></text:h>
      <text:p text:style-name="Text_20_body"><text:a xlink:type="simple" xlink:href="http://www.gnu.org/software/gdb/"><text:span text:style-name="Citation"><text:span text:style-name="T1">www.gnu.org/software/</text:span></text:span></text:a><text:a xlink:type="simple" xlink:href="http://www.gnu.org/software/gdb/"><text:span text:style-name="Citation"><text:span text:style-name="T2">gdb</text:span></text:span></text:a></text:p>
      <text:p text:style-name="P1"><text:span text:style-name="T1">Depurador para GNU/Linux usado para comprobar posibles errores de desarrollo.</text:span></text:p>
      <text:h text:style-name="Heading_20_3" text:outline-level="3"><text:span text:style-name="T4">GCC (Desarrollo)</text:span></text:h>
      <text:p text:style-name="P2"><text:a xlink:type="simple" xlink:href="http://gcc.gnu.org/"><text:span text:style-name="Citation"><text:span text:style-name="T3">gcc</text:span></text:span></text:a><text:a xlink:type="simple" xlink:href="http://gcc.gnu.org/"><text:span text:style-name="Citation"><text:span text:style-name="T4">.gnu.org</text:span></text:span></text:a></text:p>
      <text:p text:style-name="P2"><text:span text:style-name="Citation"><text:span text:style-name="T5">Es un conjunto de compiladores, de entre los cuales, nosotros hemos usado la versión C++ para la generación de nuestro juego.</text:span></text:span></text:p>
      <text:h text:style-name="P4" text:outline-level="3"><text:span text:style-name="T1">GIMP (Diseño Gráfico)</text:span></text:h>
      <text:p text:style-name="P2"><text:a xlink:type="simple" xlink:href="http://www.gimp.org/"><text:span text:style-name="Citation"><text:span text:style-name="T1">www.</text:span></text:span></text:a><text:a xlink:type="simple" xlink:href="http://www.gimp.org/"><text:span text:style-name="Citation"><text:span text:style-name="T2">gimp</text:span></text:span></text:a><text:a xlink:type="simple" xlink:href="http://www.gimp.org/"><text:span text:style-name="Citation"><text:span text:style-name="T1">.org</text:span></text:span></text:a></text:p>
      <text:p text:style-name="P2"><text:span text:style-name="T1">Programa multi-sistema para retoque fotográfico, usado para desarrollar las pantallas del juego, tales como la pantalla de menú, créditos, records, … </text:span><text:span text:style-name="T4">los botones de los menús, los overlays empleados, … en definitiva todo lo relacionado con el aspecto visual “estático” del juego.</text:span></text:p>
      <text:h text:style-name="P4" text:outline-level="3"><text:span text:style-name="T1">Audacity (Editor de Sonido)</text:span></text:h>
      <text:p text:style-name="P2"><text:a xlink:type="simple" xlink:href="http://audacity.sourceforge.net/"><text:span text:style-name="Citation"><text:span text:style-name="T2">audacity</text:span></text:span></text:a><text:a xlink:type="simple" xlink:href="http://audacity.sourceforge.net/"><text:span text:style-name="Citation"><text:span text:style-name="T1">.sourceforge.net</text:span></text:span></text:a></text:p>
      <text:p text:style-name="P2"><text:span text:style-name="T1">Programa multi-sistema de edición de sonido usado para modificar/convertir sonidos </text:span><text:span text:style-name="T4">y así</text:span><text:span text:style-name="T1"> poder usarlos en nuestro juego.</text:span></text:p>
      <text:h text:style-name="P4" text:outline-level="3"><text:span text:style-name="Citation"><text:span text:style-name="T5">Blender (Diseño Gráfico)</text:span></text:span></text:h>
      <text:p text:style-name="P2"><text:a xlink:type="simple" xlink:href="http://www.blender.org/"><text:span text:style-name="Citation"><text:span text:style-name="T4">www.</text:span></text:span></text:a><text:a xlink:type="simple" xlink:href="http://www.blender.org/"><text:span text:style-name="Citation"><text:span text:style-name="T3">blender</text:span></text:span></text:a><text:a xlink:type="simple" xlink:href="http://www.blender.org/"><text:span text:style-name="Citation"><text:span text:style-name="T4">.org</text:span></text:span></text:a></text:p>
      <text:p text:style-name="P2"><text:span text:style-name="Citation"><text:span text:style-name="T5">Programa encargado de diseñar, modelar y animar escenarios y personajes en 3D relacionados con nuestro juego.</text:span></text:span></text:p>
      <text:h text:style-name="Heading_20_3" text:outline-level="3"><text:span text:style-name="Citation"><text:span text:style-name="T5">Doxygen (Documentación)</text:span></text:span></text:h>
      <text:p text:style-name="P2"><text:a xlink:type="simple" xlink:href="http://www.doxygen.org/"><text:span text:style-name="Citation"><text:span text:style-name="T4">www.</text:span></text:span></text:a><text:a xlink:type="simple" xlink:href="http://www.doxygen.org/"><text:span text:style-name="Citation"><text:span text:style-name="T3">doxygen</text:span></text:span></text:a><text:a xlink:type="simple" xlink:href="http://www.doxygen.org/"><text:span text:style-name="Citation"><text:span text:style-name="T4">.org</text:span></text:span></text:a></text:p>
      <text:p text:style-name="P2"><text:span text:style-name="Citation"><text:span text:style-name="T5">Programa usado para la generación de la documentación relacionada con el desarrollo del juego. Con ésta aplicación podemos obtener, además, diagramas de clases mediante el empleo de un paquete adicional llamado </text:span></text:span><text:span text:style-name="Citation"><text:span text:style-name="T7">graphviz</text:span></text:span><text:span text:style-name="Citation"><text:span text:style-name="T6">.</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text-properties fo:font-size="10pt" style:font-size-asian="10.5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2" style:display-name="Heading 2" style:family="paragraph" style:parent-style-name="Header"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er"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er"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Citation"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iego </meta:initial-creator>
    <meta:creation-date>2013-07-18T18:45:37</meta:creation-date>
    <dc:date>2013-07-18T19:16:17</dc:date>
    <dc:creator>diego </dc:creator>
    <meta:editing-duration>PT15M</meta:editing-duration>
    <meta:editing-cycles>1</meta:editing-cycles>
    <meta:document-statistic meta:table-count="0" meta:image-count="0" meta:object-count="0" meta:page-count="1" meta:paragraph-count="25" meta:word-count="194" meta:character-count="1479" meta:non-whitespace-character-count="1310"/>
    <meta:generator>LibreOffice/3.6$Linux_X86_64 LibreOffice_project/360m1$Build-2</meta:generator>
  </office:meta>
</office:document-meta>
</file>